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42])" office:value-type="float" office:value="139">
            <text:p>139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9]" office:value-type="float" office:value="139">
            <text:p>139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287">
            <text:p>2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2/03/2012</text:date>, <text:time>01:19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3-02T01:19:34</dc:date>
    <meta:editing-duration>PT00H43M56S</meta:editing-duration>
    <meta:editing-cycles>59</meta:editing-cycles>
    <meta:generator>OpenOffice.org/3.2$Unix OpenOffice.org_project/320m12$Build-9483</meta:generator>
    <dc:creator>david </dc:creator>
    <meta:document-statistic meta:table-count="5" meta:cell-count="168" meta:object-count="0"/>
  </office:meta>
</office:document-meta>
</file>